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72cm"/>
    </style:style>
    <style:style style:name="P1" style:family="paragraph">
      <style:text-properties fo:color="#cccccc" fo:font-size="22pt" fo:font-style="italic" fo:text-shadow="none" fo:font-weight="bold" style:font-size-asian="18pt" style:font-weight-asian="bold" style:font-size-complex="18pt" style:font-weight-complex="bold"/>
    </style:style>
    <style:style style:name="T1" style:family="text">
      <style:text-properties fo:font-size="24pt" fo:font-style="italic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334cm" svg:height="1.322cm" svg:x="8.112cm" svg:y="14.918cm">
          <draw:text-box>
            <text:p text:style-name="P1"><text:span text:style-name="T1">KeyTe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draw:textarea-vertical-align="middle" fo:padding-top="0.125cm" fo:padding-bottom="0.125cm" fo:padding-left="0.25cm" fo:padding-right="0.25cm" draw:shadow="visible" draw:shadow-offset-x="0.102cm" draw:shadow-offset-y="0cm" draw:shadow-color="#808080" draw:shadow-opacity="80%" draw:guide-overhang="0.30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embossed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5-23T03:17:01</dc:date>
    <dc:creator>Stefan Jansen</dc:creator>
    <meta:document-statistic meta:object-count="1"/>
    <meta:generator>LibreOffice/3.4$Unix LibreOffice_project/340m1$Build-502</meta:generator>
  </office:meta>
</office:document-meta>
</file>